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5f7c" officeooo:paragraph-rsid="00045f7c"/>
    </style:style>
    <style:style style:name="P2" style:family="paragraph" style:parent-style-name="Standard">
      <style:text-properties officeooo:rsid="0004746b" officeooo:paragraph-rsid="0004746b"/>
    </style:style>
    <style:style style:name="P3" style:family="paragraph" style:parent-style-name="Standard">
      <style:text-properties officeooo:rsid="0005d58d" officeooo:paragraph-rsid="0005d58d"/>
    </style:style>
    <style:style style:name="T1" style:family="text">
      <style:text-properties officeooo:rsid="0007bb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easter egg judge dredd : <text:a xlink:type="simple" xlink:href="http://www.rueducinema.com/repliquescultes/film/judge-dredd/" text:style-name="Internet_20_link" text:visited-style-name="Visited_20_Internet_20_Link">http://www.rueducinema.com/repliquescultes/film/judge-dredd/</text:a></text:p>
      <text:p text:style-name="P1"/>
      <text:p text:style-name="P2">Pour easter egg robocop : <text:a xlink:type="simple" xlink:href="http://citation-celebre.leparisien.fr/film/robocop" text:style-name="Internet_20_link" text:visited-style-name="Visited_20_Internet_20_Link">http://citation-celebre.leparisien.fr/film/robocop</text:a></text:p>
      <text:p text:style-name="P2"/>
      <text:p text:style-name="P3"><text:span text:style-name="T1">Énigmes</text:span> 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21:20:17.502000000</meta:creation-date>
    <dc:date>2017-12-07T22:31:06.016000000</dc:date>
    <meta:editing-duration>PT1H10M48S</meta:editing-duration>
    <meta:editing-cycles>4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3" meta:word-count="15" meta:character-count="175" meta:non-whitespace-character-count="163"/>
  </office:meta>
</office:document-meta>
</file>